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9-19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9-18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6-09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5-12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5-12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3-1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2-19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9-26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9-19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6-25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3-19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2-21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9-13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6-12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3-22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2-29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9-15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9-13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6-23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3-25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2-14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0-28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9-16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6-22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3-30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012285714286" calcext:value-type="float">
            <text:p>0.316012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87472" calcext:value-type="float">
            <text:p>0.28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0375483870968" calcext:value-type="float">
            <text:p>0.300375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3416" calcext:value-type="float">
            <text:p>0.39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3992" calcext:value-type="float">
            <text:p>0.4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2989677419355" calcext:value-type="float">
            <text:p>0.322989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48916" calcext:value-type="float">
            <text:p>0.224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5144387096774" calcext:value-type="float">
            <text:p>0.135144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628413793103" calcext:value-type="float">
            <text:p>0.1406284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678838709677" calcext:value-type="float">
            <text:p>0.109678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533793103448" calcext:value-type="float">
            <text:p>0.2375337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9664258064516" calcext:value-type="float">
            <text:p>0.189664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843612903226" calcext:value-type="float">
            <text:p>0.149843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92784" calcext:value-type="float">
            <text:p>0.11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61264" calcext:value-type="float">
            <text:p>0.04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73556" calcext:value-type="float">
            <text:p>0.127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4736516129032" calcext:value-type="float">
            <text:p>0.214736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04567741935484" calcext:value-type="float">
            <text:p>0.0904567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412" calcext:value-type="float">
            <text:p>0.088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235974193548387" calcext:value-type="float">
            <text:p>0.00235974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318" calcext:value-type="float">
            <text:p>0.04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6006064516129" calcext:value-type="float">
            <text:p>0.196006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1064285714286" calcext:value-type="float">
            <text:p>0.351064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4296774193548" calcext:value-type="float">
            <text:p>0.334296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173419354839" calcext:value-type="float">
            <text:p>0.441173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107586206897" calcext:value-type="float">
            <text:p>0.4141075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6575483870968" calcext:value-type="float">
            <text:p>0.376575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39716" calcext:value-type="float">
            <text:p>0.483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9761806451613" calcext:value-type="float">
            <text:p>0.699761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1832516129032" calcext:value-type="float">
            <text:p>0.601832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93288" calcext:value-type="float">
            <text:p>0.31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5146838709677" calcext:value-type="float">
            <text:p>0.425146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36848" calcext:value-type="float">
            <text:p>0.3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394322580645" calcext:value-type="float">
            <text:p>0.463394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4285714285714" calcext:value-type="float">
            <text:p>0.544285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4776516129032" calcext:value-type="float">
            <text:p>0.534776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4091310344828" calcext:value-type="float">
            <text:p>0.4940913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3938064516129" calcext:value-type="float">
            <text:p>0.41393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2102" calcext:value-type="float">
            <text:p>0.562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8698064516129" calcext:value-type="float">
            <text:p>0.39869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6488516129032" calcext:value-type="float">
            <text:p>0.516488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59836" calcext:value-type="float">
            <text:p>0.32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945290322581" calcext:value-type="float">
            <text:p>0.225945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72944" calcext:value-type="float">
            <text:p>0.24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2732258064516" calcext:value-type="float">
            <text:p>0.352732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4394285714286" calcext:value-type="float">
            <text:p>0.324394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8582451612903" calcext:value-type="float">
            <text:p>0.358582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657032258064" calcext:value-type="float">
            <text:p>0.377657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608" calcext:value-type="float">
            <text:p>0.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34064516129" calcext:value-type="float">
            <text:p>0.39034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2353290322581" calcext:value-type="float">
            <text:p>0.442353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4007225806452" calcext:value-type="float">
            <text:p>0.574007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8432" calcext:value-type="float">
            <text:p>0.54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4394838709677" calcext:value-type="float">
            <text:p>0.504394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8602" calcext:value-type="float">
            <text:p>0.498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549655172414" calcext:value-type="float">
            <text:p>0.4695496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470675862069" calcext:value-type="float">
            <text:p>0.504706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8483870967742" calcext:value-type="float">
            <text:p>0.528483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4669548387097" calcext:value-type="float">
            <text:p>0.514669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26608" calcext:value-type="float">
            <text:p>0.5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8648387096774" calcext:value-type="float">
            <text:p>0.738648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5228965517241" calcext:value-type="float">
            <text:p>0.7152289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2779034482759" calcext:value-type="float">
            <text:p>0.8727790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69904516129" calcext:value-type="float">
            <text:p>1.3369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52916" calcext:value-type="float">
            <text:p>0.885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2428129032258" calcext:value-type="float">
            <text:p>0.672428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6722" calcext:value-type="float">
            <text:p>0.696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29452" calcext:value-type="float">
            <text:p>0.602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9869846153846" calcext:value-type="float">
            <text:p>0.5998698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06872" calcext:value-type="float">
            <text:p>0.57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3718193548387" calcext:value-type="float">
            <text:p>0.473718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21632" calcext:value-type="float">
            <text:p>0.44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4163612903226" calcext:value-type="float">
            <text:p>0.424163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124689655172" calcext:value-type="float">
            <text:p>0.4721246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0711724137931" calcext:value-type="float">
            <text:p>0.5707117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37968" calcext:value-type="float">
            <text:p>0.25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09472" calcext:value-type="float">
            <text:p>0.1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2081806451613" calcext:value-type="float">
            <text:p>0.212081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2392" calcext:value-type="float">
            <text:p>0.3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205677419355" calcext:value-type="float">
            <text:p>0.527205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6210571428571" calcext:value-type="float">
            <text:p>0.596210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709935483871" calcext:value-type="float">
            <text:p>0.579709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101419354839" calcext:value-type="float">
            <text:p>0.627101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09056" calcext:value-type="float">
            <text:p>0.59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56808" calcext:value-type="float">
            <text:p>0.59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8304" calcext:value-type="float">
            <text:p>0.72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1820387096774" calcext:value-type="float">
            <text:p>0.971820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8108129032258" calcext:value-type="float">
            <text:p>0.398108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0472" calcext:value-type="float">
            <text:p>0.2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0271483870968" calcext:value-type="float">
            <text:p>0.230271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17672" calcext:value-type="float">
            <text:p>0.32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4909419354839" calcext:value-type="float">
            <text:p>0.614909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1767285714286" calcext:value-type="float">
            <text:p>0.641767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293135483871" calcext:value-type="float">
            <text:p>0.64293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7176516129032" calcext:value-type="float">
            <text:p>0.687176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5542714285714" calcext:value-type="float">
            <text:p>0.695542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1025931034483" calcext:value-type="float">
            <text:p>0.6410259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666322580645" calcext:value-type="float">
            <text:p>0.734666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8437419354839" calcext:value-type="float">
            <text:p>0.648437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5224" calcext:value-type="float">
            <text:p>0.3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4924258064516" calcext:value-type="float">
            <text:p>0.364924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062" calcext:value-type="float">
            <text:p>0.496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3625379310345" calcext:value-type="float">
            <text:p>0.5236253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877677419355" calcext:value-type="float">
            <text:p>0.569877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655111111111" calcext:value-type="float">
            <text:p>0.4296551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016615384615" calcext:value-type="float">
            <text:p>0.4260166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896142857143" calcext:value-type="float">
            <text:p>0.420896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4670222222222" calcext:value-type="float">
            <text:p>0.5646702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5131714285714" calcext:value-type="float">
            <text:p>0.455131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3696428571429" calcext:value-type="float">
            <text:p>0.183696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18270769230769" calcext:value-type="float">
            <text:p>0.08182707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9088" calcext:value-type="float">
            <text:p>0.0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280307692308" calcext:value-type="float">
            <text:p>0.1032803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9753" calcext:value-type="float">
            <text:p>0.3097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845" calcext:value-type="float">
            <text:p>0.283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469" calcext:value-type="float">
            <text:p>0.3234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24" meta:object-count="0"/>
    <meta:user-defined meta:name="AppVersion">3.0</meta:user-defined>
  </office:meta>
</office:document-meta>
</file>